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7a554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7a554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officeooo:paragraph-rsid="00186a3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86a3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7a554"/>
    </style:style>
    <style:style style:name="T7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ΑΙΤΗΣΗ</text:span><text:tab/><text:tab/><text:tab/><text:tab/><text:tab/><text:tab/><text:tab/><text:tab/>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2">Βαθμός……………………………………</text:p>
      <text:p text:style-name="P3">Οργανική Θέση: <text:span text:style-name="T2">[PRIMARY_SCHOOL]</text:span></text:p>
      <text:p text:style-name="P3">Θέση 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2"/>
      <text:p text:style-name="P4"><text:span text:style-name="T2">ΘΕΜΑ</text:span>: <text:span text:style-name="T1">Χορήγηση γονικής άδειας.</text:span></text:p>
      <text:p text:style-name="P2"/>
      <text:p text:style-name="P2"/>
      <text:p text:style-name="P2">Χορηγηθείσα γονική άδεια τρέχοντος ημερολογιακού έτους:</text:p>
      <text:p text:style-name="P2">…………………………………………………………………ημέρ……..</text:p>
      <text:p text:style-name="P2"/>
      <text:p text:style-name="P5">ΠΡΟΣ</text:p>
      <text:p text:style-name="P2"/>
      <text:p text:style-name="P2">Τ<text:span text:style-name="T6">ον</text:span> κ. Δ/ντή του <text:span text:style-name="T6">1ου ΕΠΑΛ Μοιρών</text:span></text:p>
      <text:p text:style-name="P2"/>
      <text:p text:style-name="P3">Παρακαλώ να μου χορηγήσετε γονική άδεια 1 ημέρας βάσει αρθρ.53 παρ.6 Ν.3528/07(ΦΕΚ 26/9-02-2007) τ.Α' στις <text:span text:style-name="T3">[START_DATE]</text:span>.</text:p>
      <text:p text:style-name="P2"/>
      <text:p text:style-name="P2">Μαζί να υποβληθεί:</text:p>
      <text:p text:style-name="P2"/>
      <text:p text:style-name="P3"><text:span text:style-name="T4">1) </text:span>Υπεύθυνη δήλωση που να δηλώνεται ότι<text:span text:style-name="T4">:</text:span></text:p>
      <text:p text:style-name="P3"><text:line-break/>α<text:span text:style-name="T4">) </text:span><text:span text:style-name="T7">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3"/>
      <text:p text:style-name="P2">β)<text:span text:style-name="T7"> για ποιο τέκνο γίνεται χρήση της γονικής άδειας και σε ποιο σχολείο φοιτά.</text:span></text:p>
      <text:p text:style-name="P2"/>
      <text:p text:style-name="P2">γ) <text:span text:style-name="T7">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span></text:p>
      <text:p text:style-name="Standard"/>
      <text:p text:style-name="P2"><text:span text:style-name="T4">2) </text:span>Βεβαίωση του σχολείου ότι ο γονέας πήγε την συγκεκριμένη ημερομηνία για ενημέρωση της σχολικής επίδοσης του συγκεκριμένου τέκνου.</text:p>
      <text:p text:style-name="Standard"/>
      <text:p text:style-name="P2"><text:span text:style-name="T4">3) </text:span>Σε περίπτωση που το τέκνο πηγαίνει σε παιδικό σταθμό ΚΑΙ βεβαίωση ότι αυτό εφαρμόζει πλήρες πρόγραμμα νηπιαγωγείου. (αλλιώς δεν τη δικαιούται ο γονέας).</text:p>
      <text:p text:style-name="P2"/>
      <text:p text:style-name="P6">Ημερομηνία: ……………………………..</text:p>
      <text:p text:style-name="P6"/>
      <text:p text:style-name="P7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7a554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9-18T13:35:00</meta:creation-date>
    <dc:creator>Ιωάννης Χαριτάκης</dc:creator>
    <dc:date>2017-10-31T05:40:09.722815075</dc:date>
    <meta:print-date>2008-01-08T12:19:00</meta:print-date>
    <meta:editing-cycles>17</meta:editing-cycles>
    <meta:editing-duration>P23DT22H20M25S</meta:editing-duration>
    <meta:generator>LibreOffice/5.3.6.1$Linux_X86_64 LibreOffice_project/30m0$Build-1</meta:generator>
    <meta:document-statistic meta:table-count="0" meta:image-count="0" meta:object-count="0" meta:page-count="1" meta:paragraph-count="28" meta:word-count="200" meta:character-count="1440" meta:non-whitespace-character-count="1258"/>
  </office:meta>
</office:document-meta>
</file>